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none" draw:fill="solid" draw:fill-color="#ffffff" draw:textarea-horizontal-align="justify" draw:textarea-vertical-align="middle" draw:auto-grow-height="false" fo:min-height="7.05cm" fo:min-width="8.002cm" draw:shadow="hidden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25cm" fo:min-width="1.517cm" draw:shadow="hidden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25cm" fo:min-width="1.54cm" draw:shadow="hidden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25cm" fo:min-width="1.5cm" draw:shadow="hidden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8cm" fo:min-width="0.286cm" draw:shadow="hidden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888cm" fo:min-width="1.9cm" draw:shadow="hidden"/>
    </style:style>
    <style:style style:name="gr7" style:family="graphic" style:parent-style-name="objectwithoutfill">
      <style:graphic-properties svg:stroke-color="#000000" draw:fill="none" draw:textarea-vertical-align="middle" draw:shadow="hidden"/>
    </style:style>
    <style:style style:name="gr8" style:family="graphic" style:parent-style-name="objectwithoutfill">
      <style:graphic-properties svg:stroke-color="#000000" draw:fill="none" draw:fill-color="#729fcf" draw:textarea-vertical-align="middle"/>
    </style:style>
    <style:style style:name="gr9" style:family="graphic" style:parent-style-name="objectwithoutfill">
      <style:graphic-properties draw:fill="none" draw:fill-color="#729fcf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5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5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9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2cm" svg:height="7.3cm" svg:x="1.498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17cm" svg:height="1.175cm" svg:x="2.783cm" svg:y="2.307cm">
          <text:p text:style-name="P2">LUT-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17cm" svg:height="1.175cm" svg:x="2.783cm" svg:y="5.831cm">
          <text:p text:style-name="P2">LUT-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04cm" svg:height="1.175cm" svg:x="6.76cm" svg:y="2.325cm">
          <text:p text:style-name="P2">LUT-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175cm" svg:x="6.8cm" svg:y="5.825cm">
          <text:p text:style-name="P2">LUT-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6cm" svg:height="0.588cm" svg:x="5.4cm" svg:y="1.3cm">
          <text:p text:style-name="P2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86cm" svg:height="0.588cm" svg:x="1.492cm" svg:y="4.315cm">
          <text:p text:style-name="P2">OI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1" draw:layer="layout" svg:width="0.786cm" svg:height="0.588cm" svg:x="5.5cm" svg:y="8.012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86cm" svg:height="0.588cm" svg:x="9.198cm" svg:y="4.4cm">
          <text:p text:style-name="P2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4cm" svg:height="4.138cm" svg:x="8.6cm" svg:y="10.2cm">
          <text:p text:style-name="P2">LUT-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8.6cm" svg:y1="10.7cm" svg:x2="7.8cm" svg:y2="10.7cm">
          <text:p/>
        </draw:line>
        <draw:line draw:style-name="gr7" draw:text-style-name="P4" draw:layer="layout" svg:x1="8.6cm" svg:y1="13.741cm" svg:x2="7.8cm" svg:y2="13.738cm">
          <text:p/>
        </draw:line>
        <draw:line draw:style-name="gr8" draw:text-style-name="P5" draw:layer="layout" svg:x1="6.9cm" svg:y1="12.738cm" svg:x2="6.9cm" svg:y2="14.838cm">
          <text:p/>
        </draw:line>
        <draw:line draw:style-name="gr8" draw:text-style-name="P5" draw:layer="layout" svg:x1="7.8cm" svg:y1="13.338cm" svg:x2="7.8cm" svg:y2="14.238cm">
          <text:p/>
        </draw:line>
        <draw:line draw:style-name="gr8" draw:text-style-name="P5" draw:layer="layout" svg:x1="7.8cm" svg:y1="13.338cm" svg:x2="6.9cm" svg:y2="12.738cm">
          <text:p/>
        </draw:line>
        <draw:line draw:style-name="gr8" draw:text-style-name="P5" draw:layer="layout" svg:x1="7.8cm" svg:y1="14.238cm" svg:x2="6.9cm" svg:y2="14.838cm">
          <text:p/>
        </draw:line>
        <draw:line draw:style-name="gr8" draw:text-style-name="P5" draw:layer="layout" svg:x1="6.9cm" svg:y1="12.738cm" svg:x2="6.9cm" svg:y2="14.838cm">
          <text:p/>
        </draw:line>
        <draw:line draw:style-name="gr8" draw:text-style-name="P5" draw:layer="layout" svg:x1="7.8cm" svg:y1="13.338cm" svg:x2="7.8cm" svg:y2="14.238cm">
          <text:p/>
        </draw:line>
        <draw:line draw:style-name="gr8" draw:text-style-name="P5" draw:layer="layout" svg:x1="7.8cm" svg:y1="13.338cm" svg:x2="6.9cm" svg:y2="12.738cm">
          <text:p/>
        </draw:line>
        <draw:line draw:style-name="gr8" draw:text-style-name="P5" draw:layer="layout" svg:x1="7.8cm" svg:y1="14.238cm" svg:x2="6.9cm" svg:y2="14.838cm">
          <text:p/>
        </draw:line>
        <draw:line draw:style-name="gr8" draw:text-style-name="P5" draw:layer="layout" svg:x1="6.9cm" svg:y1="12.738cm" svg:x2="6.9cm" svg:y2="14.838cm">
          <text:p/>
        </draw:line>
        <draw:line draw:style-name="gr8" draw:text-style-name="P5" draw:layer="layout" svg:x1="7.8cm" svg:y1="13.338cm" svg:x2="7.8cm" svg:y2="14.238cm">
          <text:p/>
        </draw:line>
        <draw:line draw:style-name="gr8" draw:text-style-name="P5" draw:layer="layout" svg:x1="7.8cm" svg:y1="13.338cm" svg:x2="6.9cm" svg:y2="12.738cm">
          <text:p/>
        </draw:line>
        <draw:line draw:style-name="gr8" draw:text-style-name="P5" draw:layer="layout" svg:x1="7.8cm" svg:y1="14.238cm" svg:x2="6.9cm" svg:y2="14.838cm">
          <text:p/>
        </draw:line>
        <draw:line draw:style-name="gr8" draw:text-style-name="P5" draw:layer="layout" svg:x1="6.9cm" svg:y1="12.738cm" svg:x2="6.9cm" svg:y2="14.838cm">
          <text:p/>
        </draw:line>
        <draw:line draw:style-name="gr8" draw:text-style-name="P5" draw:layer="layout" svg:x1="7.8cm" svg:y1="13.338cm" svg:x2="7.8cm" svg:y2="14.238cm">
          <text:p/>
        </draw:line>
        <draw:line draw:style-name="gr8" draw:text-style-name="P5" draw:layer="layout" svg:x1="7.8cm" svg:y1="13.338cm" svg:x2="6.9cm" svg:y2="12.738cm">
          <text:p/>
        </draw:line>
        <draw:line draw:style-name="gr8" draw:text-style-name="P5" draw:layer="layout" svg:x1="7.8cm" svg:y1="14.238cm" svg:x2="6.9cm" svg:y2="14.838cm">
          <text:p/>
        </draw:line>
        <draw:line draw:style-name="gr8" draw:text-style-name="P5" draw:layer="layout" svg:x1="6.9cm" svg:y1="9.6cm" svg:x2="6.9cm" svg:y2="11.7cm">
          <text:p/>
        </draw:line>
        <draw:line draw:style-name="gr8" draw:text-style-name="P5" draw:layer="layout" svg:x1="7.8cm" svg:y1="10.2cm" svg:x2="7.8cm" svg:y2="11.1cm">
          <text:p/>
        </draw:line>
        <draw:line draw:style-name="gr8" draw:text-style-name="P5" draw:layer="layout" svg:x1="7.8cm" svg:y1="10.2cm" svg:x2="6.9cm" svg:y2="9.6cm">
          <text:p/>
        </draw:line>
        <draw:line draw:style-name="gr8" draw:text-style-name="P5" draw:layer="layout" svg:x1="7.8cm" svg:y1="11.1cm" svg:x2="6.9cm" svg:y2="11.7cm">
          <text:p/>
        </draw:line>
        <draw:line draw:style-name="gr8" draw:text-style-name="P5" draw:layer="layout" svg:x1="6.9cm" svg:y1="10cm" svg:x2="5.9cm" svg:y2="10cm">
          <text:p/>
        </draw:line>
        <draw:line draw:style-name="gr8" draw:text-style-name="P5" draw:layer="layout" svg:x1="6.9cm" svg:y1="9.6cm" svg:x2="6.9cm" svg:y2="11.7cm">
          <text:p/>
        </draw:line>
        <draw:line draw:style-name="gr8" draw:text-style-name="P5" draw:layer="layout" svg:x1="7.8cm" svg:y1="10.2cm" svg:x2="7.8cm" svg:y2="11.1cm">
          <text:p/>
        </draw:line>
        <draw:line draw:style-name="gr8" draw:text-style-name="P5" draw:layer="layout" svg:x1="7.8cm" svg:y1="10.2cm" svg:x2="6.9cm" svg:y2="9.6cm">
          <text:p/>
        </draw:line>
        <draw:line draw:style-name="gr8" draw:text-style-name="P5" draw:layer="layout" svg:x1="7.8cm" svg:y1="11.1cm" svg:x2="6.9cm" svg:y2="11.7cm">
          <text:p/>
        </draw:line>
        <draw:line draw:style-name="gr8" draw:text-style-name="P5" draw:layer="layout" svg:x1="6.9cm" svg:y1="9.6cm" svg:x2="6.9cm" svg:y2="11.7cm">
          <text:p/>
        </draw:line>
        <draw:line draw:style-name="gr8" draw:text-style-name="P5" draw:layer="layout" svg:x1="7.8cm" svg:y1="10.2cm" svg:x2="7.8cm" svg:y2="11.1cm">
          <text:p/>
        </draw:line>
        <draw:line draw:style-name="gr8" draw:text-style-name="P5" draw:layer="layout" svg:x1="7.8cm" svg:y1="10.2cm" svg:x2="6.9cm" svg:y2="9.6cm">
          <text:p/>
        </draw:line>
        <draw:line draw:style-name="gr8" draw:text-style-name="P5" draw:layer="layout" svg:x1="7.8cm" svg:y1="11.1cm" svg:x2="6.9cm" svg:y2="11.7cm">
          <text:p/>
        </draw:line>
        <draw:line draw:style-name="gr8" draw:text-style-name="P5" draw:layer="layout" svg:x1="6.9cm" svg:y1="9.6cm" svg:x2="6.9cm" svg:y2="11.7cm">
          <text:p/>
        </draw:line>
        <draw:line draw:style-name="gr8" draw:text-style-name="P5" draw:layer="layout" svg:x1="7.8cm" svg:y1="10.2cm" svg:x2="7.8cm" svg:y2="11.1cm">
          <text:p/>
        </draw:line>
        <draw:line draw:style-name="gr8" draw:text-style-name="P5" draw:layer="layout" svg:x1="7.8cm" svg:y1="10.2cm" svg:x2="6.9cm" svg:y2="9.6cm">
          <text:p/>
        </draw:line>
        <draw:line draw:style-name="gr8" draw:text-style-name="P5" draw:layer="layout" svg:x1="7.8cm" svg:y1="11.1cm" svg:x2="6.9cm" svg:y2="11.7cm">
          <text:p/>
        </draw:line>
        <draw:line draw:style-name="gr8" draw:text-style-name="P5" draw:layer="layout" svg:x1="6.9cm" svg:y1="11.2cm" svg:x2="5.9cm" svg:y2="11.2cm">
          <text:p/>
        </draw:line>
        <draw:line draw:style-name="gr8" draw:text-style-name="P5" draw:layer="layout" svg:x1="14.5cm" svg:y1="10.838cm" svg:x2="14.5cm" svg:y2="12.938cm">
          <text:p/>
        </draw:line>
        <draw:line draw:style-name="gr8" draw:text-style-name="P5" draw:layer="layout" svg:x1="15.4cm" svg:y1="11.438cm" svg:x2="15.4cm" svg:y2="12.338cm">
          <text:p/>
        </draw:line>
        <draw:line draw:style-name="gr8" draw:text-style-name="P5" draw:layer="layout" svg:x1="15.4cm" svg:y1="11.438cm" svg:x2="14.5cm" svg:y2="10.838cm">
          <text:p/>
        </draw:line>
        <draw:line draw:style-name="gr8" draw:text-style-name="P5" draw:layer="layout" svg:x1="15.4cm" svg:y1="12.338cm" svg:x2="14.5cm" svg:y2="12.938cm">
          <text:p/>
        </draw:line>
        <draw:line draw:style-name="gr8" draw:text-style-name="P5" draw:layer="layout" svg:x1="14.5cm" svg:y1="11.238cm" svg:x2="14cm" svg:y2="11.238cm">
          <text:p/>
        </draw:line>
        <draw:line draw:style-name="gr8" draw:text-style-name="P5" draw:layer="layout" svg:x1="14.5cm" svg:y1="10.838cm" svg:x2="14.5cm" svg:y2="12.938cm">
          <text:p/>
        </draw:line>
        <draw:line draw:style-name="gr8" draw:text-style-name="P5" draw:layer="layout" svg:x1="15.4cm" svg:y1="11.438cm" svg:x2="15.4cm" svg:y2="12.338cm">
          <text:p/>
        </draw:line>
        <draw:line draw:style-name="gr8" draw:text-style-name="P5" draw:layer="layout" svg:x1="15.4cm" svg:y1="11.438cm" svg:x2="14.5cm" svg:y2="10.838cm">
          <text:p/>
        </draw:line>
        <draw:line draw:style-name="gr8" draw:text-style-name="P5" draw:layer="layout" svg:x1="15.4cm" svg:y1="12.338cm" svg:x2="14.5cm" svg:y2="12.938cm">
          <text:p/>
        </draw:line>
        <draw:line draw:style-name="gr8" draw:text-style-name="P5" draw:layer="layout" svg:x1="14.5cm" svg:y1="10.838cm" svg:x2="14.5cm" svg:y2="12.938cm">
          <text:p/>
        </draw:line>
        <draw:line draw:style-name="gr8" draw:text-style-name="P5" draw:layer="layout" svg:x1="15.4cm" svg:y1="11.438cm" svg:x2="15.4cm" svg:y2="12.338cm">
          <text:p/>
        </draw:line>
        <draw:line draw:style-name="gr8" draw:text-style-name="P5" draw:layer="layout" svg:x1="15.4cm" svg:y1="11.438cm" svg:x2="14.5cm" svg:y2="10.838cm">
          <text:p/>
        </draw:line>
        <draw:line draw:style-name="gr8" draw:text-style-name="P5" draw:layer="layout" svg:x1="15.4cm" svg:y1="12.338cm" svg:x2="14.5cm" svg:y2="12.938cm">
          <text:p/>
        </draw:line>
        <draw:line draw:style-name="gr8" draw:text-style-name="P5" draw:layer="layout" svg:x1="14.5cm" svg:y1="10.838cm" svg:x2="14.5cm" svg:y2="12.938cm">
          <text:p/>
        </draw:line>
        <draw:line draw:style-name="gr8" draw:text-style-name="P5" draw:layer="layout" svg:x1="15.4cm" svg:y1="11.438cm" svg:x2="15.4cm" svg:y2="12.338cm">
          <text:p/>
        </draw:line>
        <draw:line draw:style-name="gr8" draw:text-style-name="P5" draw:layer="layout" svg:x1="15.4cm" svg:y1="11.438cm" svg:x2="14.5cm" svg:y2="10.838cm">
          <text:p/>
        </draw:line>
        <draw:line draw:style-name="gr8" draw:text-style-name="P5" draw:layer="layout" svg:x1="15.4cm" svg:y1="12.338cm" svg:x2="14.5cm" svg:y2="12.938cm">
          <text:p/>
        </draw:line>
        <draw:line draw:style-name="gr8" draw:text-style-name="P5" draw:layer="layout" svg:x1="14.5cm" svg:y1="12.438cm" svg:x2="14cm" svg:y2="12.438cm">
          <text:p/>
        </draw:line>
        <draw:line draw:style-name="gr9" draw:text-style-name="P5" draw:layer="layout" svg:x1="11cm" svg:y1="12.438cm" svg:x2="13.4cm" svg:y2="12.438cm">
          <text:p/>
        </draw:line>
        <draw:line draw:style-name="gr9" draw:text-style-name="P5" draw:layer="layout" svg:x1="13.4cm" svg:y1="12.438cm" svg:x2="14.1cm" svg:y2="12.438cm">
          <text:p/>
        </draw:line>
        <draw:custom-shape draw:style-name="gr10" draw:text-style-name="P1" draw:layer="layout" svg:width="1cm" svg:height="0.8cm" svg:x="12.8cm" svg:y="12.038cm">
          <text:p text:style-name="P2">F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4cm" svg:y1="11.238cm" svg:x2="12.3cm" svg:y2="11.238cm">
          <text:p/>
        </draw:line>
        <draw:line draw:style-name="gr9" draw:text-style-name="P5" draw:layer="layout" svg:x1="12.3cm" svg:y1="11.238cm" svg:x2="12.3cm" svg:y2="12.438cm">
          <text:p/>
        </draw:line>
        <draw:line draw:style-name="gr9" draw:text-style-name="P5" draw:layer="layout" svg:x1="15.4cm" svg:y1="11.838cm" svg:x2="15.9cm" svg:y2="11.838cm">
          <text:p/>
        </draw:line>
        <draw:frame draw:style-name="gr11" draw:text-style-name="P6" draw:layer="layout" svg:width="1.4cm" svg:height="0.962cm" svg:x="15.8cm" svg:y="11.338cm">
          <draw:text-box>
            <text:p>LO</text:p>
          </draw:text-box>
        </draw:frame>
        <draw:line draw:style-name="gr9" draw:text-style-name="P5" draw:layer="layout" svg:x1="14.9cm" svg:y1="12.638cm" svg:x2="14.9cm" svg:y2="13.238cm">
          <text:p/>
        </draw:line>
        <draw:line draw:style-name="gr9" draw:text-style-name="P5" draw:layer="layout" svg:x1="9.8cm" svg:y1="14.338cm" svg:x2="9.8cm" svg:y2="15.538cm">
          <text:p/>
        </draw:line>
        <draw:line draw:style-name="gr9" draw:text-style-name="P5" draw:layer="layout" svg:x1="7.3cm" svg:y1="14.538cm" svg:x2="7.3cm" svg:y2="15cm">
          <text:p/>
        </draw:line>
        <draw:line draw:style-name="gr9" draw:text-style-name="P5" draw:layer="layout" svg:x1="7.2cm" svg:y1="11.5cm" svg:x2="7.2cm" svg:y2="11.9cm">
          <text:p/>
        </draw:line>
        <draw:frame draw:style-name="gr11" draw:text-style-name="P6" draw:layer="layout" svg:width="1.4cm" svg:height="0.962cm" svg:x="9.2cm" svg:y="15.438cm">
          <draw:text-box>
            <text:p>LC</text:p>
          </draw:text-box>
        </draw:frame>
        <draw:frame draw:style-name="gr11" draw:text-style-name="P6" draw:layer="layout" svg:width="2.3cm" svg:height="0.962cm" svg:x="14cm" svg:y="13.138cm">
          <draw:text-box>
            <text:p>LOC</text:p>
          </draw:text-box>
        </draw:frame>
        <draw:line draw:style-name="gr9" draw:text-style-name="P5" draw:layer="layout" svg:x1="9.9cm" svg:y1="14.838cm" svg:x2="9.7cm" svg:y2="15.038cm">
          <text:p/>
        </draw:line>
        <draw:frame draw:style-name="gr11" draw:text-style-name="P6" draw:layer="layout" svg:width="1.6cm" svg:height="0.962cm" svg:x="6.6cm" svg:y="14.838cm">
          <draw:text-box>
            <text:p>LIC</text:p>
          </draw:text-box>
        </draw:frame>
        <draw:frame draw:style-name="gr11" draw:text-style-name="P6" draw:layer="layout" svg:width="1.7cm" svg:height="0.962cm" svg:x="6.5cm" svg:y="11.8cm">
          <draw:text-box>
            <text:p>LIC</text:p>
          </draw:text-box>
        </draw:frame>
        <draw:custom-shape draw:style-name="gr1" draw:text-style-name="P1" draw:layer="layout" svg:width="8.502cm" svg:height="7.3cm" svg:x="11.098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5.398cm" svg:y1="3.1cm" svg:x2="15.398cm" svg:y2="6.5cm">
          <text:p/>
        </draw:line>
        <draw:line draw:style-name="gr8" draw:text-style-name="P5" draw:layer="layout" svg:x1="16.498cm" svg:y1="4.2cm" svg:x2="16.498cm" svg:y2="5.4cm">
          <text:p/>
        </draw:line>
        <draw:line draw:style-name="gr12" draw:text-style-name="P7" draw:layer="layout" svg:x1="16.498cm" svg:y1="4.2cm" svg:x2="15.398cm" svg:y2="3.1cm">
          <text:p/>
        </draw:line>
        <draw:line draw:style-name="gr12" draw:text-style-name="P7" draw:layer="layout" svg:x1="16.498cm" svg:y1="5.4cm" svg:x2="15.398cm" svg:y2="6.5cm">
          <text:p/>
        </draw:line>
        <draw:line draw:style-name="gr12" draw:text-style-name="P7" draw:layer="layout" svg:x1="16.498cm" svg:y1="4.8cm" svg:x2="16.998cm" svg:y2="4.8cm">
          <text:p/>
        </draw:line>
        <draw:line draw:style-name="gr12" draw:text-style-name="P7" draw:layer="layout" svg:x1="14.898cm" svg:y1="3.6cm" svg:x2="15.398cm" svg:y2="3.6cm">
          <text:p/>
        </draw:line>
        <draw:line draw:style-name="gr12" draw:text-style-name="P7" draw:layer="layout" svg:x1="14.898cm" svg:y1="4.3cm" svg:x2="15.398cm" svg:y2="4.3cm">
          <text:p/>
        </draw:line>
        <draw:line draw:style-name="gr12" draw:text-style-name="P7" draw:layer="layout" svg:x1="14.898cm" svg:y1="5cm" svg:x2="15.398cm" svg:y2="5cm">
          <text:p/>
        </draw:line>
        <draw:line draw:style-name="gr12" draw:text-style-name="P7" draw:layer="layout" svg:x1="14.898cm" svg:y1="5.7cm" svg:x2="15.398cm" svg:y2="5.7cm">
          <text:p/>
        </draw:line>
        <draw:line draw:style-name="gr12" draw:text-style-name="P7" draw:layer="layout" svg:x1="15.998cm" svg:y1="5.9cm" svg:x2="15.998cm" svg:y2="6.9cm">
          <text:p/>
        </draw:line>
        <draw:line draw:style-name="gr9" draw:text-style-name="P5" draw:layer="layout" svg:x1="16.098cm" svg:y1="6.3cm" svg:x2="15.898cm" svg:y2="6.5cm">
          <text:p/>
        </draw:line>
        <draw:custom-shape draw:style-name="gr13" draw:text-style-name="P8" draw:layer="layout" svg:width="1cm" svg:height="0.8cm" svg:x="18.598cm" svg:y="4.4cm">
          <text:p text:style-name="P2">IO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6.998cm" svg:y1="4.8cm" svg:x2="18.598cm" svg:y2="4.8cm">
          <text:p/>
        </draw:line>
        <draw:frame draw:style-name="gr14" draw:text-style-name="P6" draw:layer="layout" svg:width="2.4cm" svg:height="0.962cm" svg:x="14.898cm" svg:y="6.9cm">
          <draw:text-box>
            <text:p>LSOC</text:p>
          </draw:text-box>
        </draw:frame>
        <draw:frame draw:style-name="gr14" draw:text-style-name="P6" draw:layer="layout" svg:width="2.1cm" svg:height="0.962cm" svg:x="4.2cm" svg:y="9.5cm">
          <draw:text-box>
            <text:p>I[3:0]</text:p>
          </draw:text-box>
        </draw:frame>
        <draw:frame draw:style-name="gr11" draw:text-style-name="P6" draw:layer="layout" svg:width="1.7cm" svg:height="0.962cm" svg:x="13.398cm" svg:y="3.838cm">
          <draw:text-box>
            <text:p>LO1</text:p>
          </draw:text-box>
        </draw:frame>
        <draw:frame draw:style-name="gr11" draw:text-style-name="P6" draw:layer="layout" svg:width="1.7cm" svg:height="0.962cm" svg:x="13.398cm" svg:y="4.538cm">
          <draw:text-box>
            <text:p>LO2</text:p>
          </draw:text-box>
        </draw:frame>
        <draw:frame draw:style-name="gr11" draw:text-style-name="P6" draw:layer="layout" svg:width="1.7cm" svg:height="0.962cm" svg:x="13.398cm" svg:y="5.238cm">
          <draw:text-box>
            <text:p>LO3</text:p>
          </draw:text-box>
        </draw:frame>
        <draw:frame draw:style-name="gr11" draw:text-style-name="P6" draw:layer="layout" svg:width="2.6cm" svg:height="0.962cm" svg:x="3.5cm" svg:y="13.8cm">
          <draw:text-box>
            <text:p>LO[3:0]</text:p>
          </draw:text-box>
        </draw:frame>
        <draw:frame draw:style-name="gr11" draw:text-style-name="P6" draw:layer="layout" svg:width="2.6cm" svg:height="0.962cm" svg:x="3.5cm" svg:y="10.7cm">
          <draw:text-box>
            <text:p>LO[3:0]</text:p>
          </draw:text-box>
        </draw:frame>
        <draw:frame draw:style-name="gr15" draw:text-style-name="P6" draw:layer="layout" svg:width="2cm" svg:height="0.962cm" svg:x="4.2cm" svg:y="12.7cm">
          <draw:text-box>
            <text:p>I[3:0]</text:p>
          </draw:text-box>
        </draw:frame>
        <draw:line draw:style-name="gr9" draw:text-style-name="P5" draw:layer="layout" svg:x1="7.3cm" svg:y1="11.6cm" svg:x2="7.1cm" svg:y2="11.8cm">
          <text:p/>
        </draw:line>
        <draw:line draw:style-name="gr9" draw:text-style-name="P5" draw:layer="layout" svg:x1="7.4cm" svg:y1="14.7cm" svg:x2="7.2cm" svg:y2="14.9cm">
          <text:p/>
        </draw:line>
        <draw:line draw:style-name="gr8" draw:text-style-name="P5" draw:layer="layout" svg:x1="6.9cm" svg:y1="13.2cm" svg:x2="5.9cm" svg:y2="13.2cm">
          <text:p/>
        </draw:line>
        <draw:line draw:style-name="gr8" draw:text-style-name="P5" draw:layer="layout" svg:x1="6.9cm" svg:y1="14.3cm" svg:x2="5.9cm" svg:y2="14.3cm">
          <text:p/>
        </draw:line>
        <draw:line draw:style-name="gr9" draw:text-style-name="P5" draw:layer="layout" svg:x1="6.5cm" svg:y1="14.2cm" svg:x2="6.3cm" svg:y2="14.4cm">
          <text:p/>
        </draw:line>
        <draw:line draw:style-name="gr9" draw:text-style-name="P5" draw:layer="layout" svg:x1="6.5cm" svg:y1="13.1cm" svg:x2="6.3cm" svg:y2="13.3cm">
          <text:p/>
        </draw:line>
        <draw:line draw:style-name="gr9" draw:text-style-name="P5" draw:layer="layout" svg:x1="6.5cm" svg:y1="11.1cm" svg:x2="6.3cm" svg:y2="11.3cm">
          <text:p/>
        </draw:line>
        <draw:line draw:style-name="gr9" draw:text-style-name="P5" draw:layer="layout" svg:x1="6.5cm" svg:y1="9.9cm" svg:x2="6.3cm" svg:y2="10.1cm">
          <text:p/>
        </draw:line>
        <draw:frame draw:style-name="gr11" draw:text-style-name="P6" draw:layer="layout" svg:width="1.7cm" svg:height="0.962cm" svg:x="13.398cm" svg:y="3.138cm">
          <draw:text-box>
            <text:p>LO0</text:p>
          </draw:text-box>
        </draw:frame>
        <draw:frame draw:style-name="gr16" draw:text-style-name="P6" draw:layer="layout" svg:width="0.7cm" svg:height="0.962cm" svg:x="7.1cm" svg:y="11.2cm">
          <draw:text-box>
            <text:p>3</text:p>
          </draw:text-box>
        </draw:frame>
        <draw:frame draw:style-name="gr16" draw:text-style-name="P6" draw:layer="layout" svg:width="0.7cm" svg:height="0.962cm" svg:x="5.8cm" svg:y="10.438cm">
          <draw:text-box>
            <text:p>4</text:p>
          </draw:text-box>
        </draw:frame>
        <draw:frame draw:style-name="gr16" draw:text-style-name="P6" draw:layer="layout" svg:width="0.7cm" svg:height="0.962cm" svg:x="5.8cm" svg:y="12.438cm">
          <draw:text-box>
            <text:p>4</text:p>
          </draw:text-box>
        </draw:frame>
        <draw:frame draw:style-name="gr16" draw:text-style-name="P6" draw:layer="layout" svg:width="0.7cm" svg:height="0.962cm" svg:x="5.8cm" svg:y="13.538cm">
          <draw:text-box>
            <text:p>4</text:p>
          </draw:text-box>
        </draw:frame>
        <draw:frame draw:style-name="gr16" draw:text-style-name="P6" draw:layer="layout" svg:width="0.7cm" svg:height="0.962cm" svg:x="7.2cm" svg:y="14.238cm">
          <draw:text-box>
            <text:p>3</text:p>
          </draw:text-box>
        </draw:frame>
        <draw:frame draw:style-name="gr16" draw:text-style-name="P6" draw:layer="layout" svg:width="0.7cm" svg:height="0.962cm" svg:x="5.8cm" svg:y="9.2cm">
          <draw:text-box>
            <text:p>4</text:p>
          </draw:text-box>
        </draw:frame>
        <draw:frame draw:style-name="gr16" draw:text-style-name="P6" draw:layer="layout" svg:width="0.7cm" svg:height="0.962cm" svg:x="9.7cm" svg:y="14.438cm">
          <draw:text-box>
            <text:p>4</text:p>
          </draw:text-box>
        </draw:frame>
        <draw:frame draw:style-name="gr16" draw:text-style-name="P6" draw:layer="layout" svg:width="0.7cm" svg:height="0.962cm" svg:x="15.898cm" svg:y="5.838cm">
          <draw:text-box>
            <text:p>2</text:p>
          </draw:text-box>
        </draw:frame>
        <draw:custom-shape draw:style-name="gr17" draw:text-style-name="P8" draw:layer="layout" svg:width="1.4cm" svg:height="1cm" svg:x="15.9cm" svg:y="18.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14.5cm" svg:y="18.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13.1cm" svg:y="18.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11.7cm" svg:y="18.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10.3cm" svg:y="18.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8.9cm" svg:y="18.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7.5cm" svg:y="18.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6.1cm" svg:y="18.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4.7cm" svg:y="18.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3.3cm" svg:y="18.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2cm" svg:height="1cm" svg:x="13.1cm" svg:y="16.9cm">
          <text:p text:style-name="P2">LIC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6cm" svg:height="1cm" svg:x="7.5cm" svg:y="16.9cm">
          <text:p text:style-name="P2">LC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cm" svg:height="1cm" svg:x="6.1cm" svg:y="16.9cm">
          <text:p text:style-name="P2">LOC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2.8cm" svg:height="1cm" svg:x="3.3cm" svg:y="16.9cm">
          <text:p text:style-name="P2">LSOC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0.4cm" svg:height="0.962cm" svg:x="1.9cm" svg:y="25.538cm">
          <draw:text-box>
            <text:p>LOC – LUT output config</text:p>
          </draw:text-box>
        </draw:frame>
        <draw:frame draw:style-name="gr14" draw:text-style-name="P6" draw:layer="layout" svg:width="10.4cm" svg:height="0.962cm" svg:x="1.9cm" svg:y="24.276cm">
          <draw:text-box>
            <text:p>LC – LUT config</text:p>
          </draw:text-box>
        </draw:frame>
        <draw:frame draw:style-name="gr14" draw:text-style-name="P6" draw:layer="layout" svg:width="10.4cm" svg:height="0.962cm" svg:x="1.9cm" svg:y="26.738cm">
          <draw:text-box>
            <text:p>LSOC – LUT select output config</text:p>
          </draw:text-box>
        </draw:frame>
        <draw:frame draw:style-name="gr14" draw:text-style-name="P6" draw:layer="layout" svg:width="10.4cm" svg:height="0.962cm" svg:x="1.9cm" svg:y="23.038cm">
          <draw:text-box>
            <text:p>LIC – LUT input config</text:p>
          </draw:text-box>
        </draw:frame>
        <draw:frame draw:style-name="gr14" draw:text-style-name="P6" draw:layer="layout" svg:width="10.4cm" svg:height="0.962cm" svg:x="1.9cm" svg:y="21.838cm">
          <draw:text-box>
            <text:p>LO – LUT output</text:p>
          </draw:text-box>
        </draw:frame>
        <draw:frame draw:style-name="gr14" draw:text-style-name="P6" draw:layer="layout" svg:width="10.4cm" svg:height="0.962cm" svg:x="1.9cm" svg:y="20.576cm">
          <draw:text-box>
            <text:p>I – In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5:15:45.971619988</meta:creation-date>
    <meta:editing-duration>PT1H21M40S</meta:editing-duration>
    <meta:editing-cycles>73</meta:editing-cycles>
    <meta:generator>LibreOffice/6.0.7.3$Linux_X86_64 LibreOffice_project/00m0$Build-3</meta:generator>
    <dc:date>2019-09-30T19:57:37.183688305</dc:date>
    <meta:document-statistic meta:object-count="139"/>
  </office:meta>
</office:document-meta>
</file>